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BodyArgumentResolver.resolve( @ Nullable Object argument , MethodParameter parameter , HttpRequestValues . Builder request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questBodyArgumentResolver.RequestBodyArgumentResolver( ReactiveAdapterRegistry reactive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